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T5" style:parent-style-name="Car.predefinitoparagrafo" style:family="text">
      <style:text-properties fo:font-size="14pt" style:font-size-asian="14pt" style:font-size-complex="14pt"/>
    </style:style>
    <style:style style:name="T6" style:parent-style-name="Car.predefinitoparagrafo" style:family="text">
      <style:text-properties fo:font-size="14pt" style:font-size-asian="14pt" style:font-size-complex="14pt"/>
    </style:style>
    <style:style style:name="T7" style:parent-style-name="Car.predefinitoparagrafo" style:family="text">
      <style:text-properties fo:font-size="14pt" style:font-size-asian="14pt" style:font-size-complex="14pt"/>
    </style:style>
    <style:style style:name="T8" style:parent-style-name="Car.predefinitoparagrafo" style:family="text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TableColumn37" style:family="table-column">
      <style:table-column-properties style:column-width="2.2305in" style:use-optimal-column-width="false"/>
    </style:style>
    <style:style style:name="TableColumn38" style:family="table-column">
      <style:table-column-properties style:column-width="2.2312in" style:use-optimal-column-width="false"/>
    </style:style>
    <style:style style:name="TableColumn39" style:family="table-column">
      <style:table-column-properties style:column-width="2.2312in" style:use-optimal-column-width="false"/>
    </style:style>
    <style:style style:name="Table36" style:family="table">
      <style:table-properties style:width="6.693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4pt" style:font-size-asian="14pt" style:font-size-complex="14pt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4pt" style:font-size-asian="14pt" style:font-size-complex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4pt" style:font-size-asian="14pt" style:font-size-complex="14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T65" style:parent-style-name="Car.predefinitoparagrafo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s text:c="43"/>D.T.S. GROUP</text:p>
      <text:p text:style-name="P2"><text:s text:c="36"/>Dispositivi Termo Sanitari s.r.l.</text:p>
      <text:p text:style-name="P3"><text:s text:c="32"/>V.le A. De Gaspari,<text:s/>10-10129 TORINO</text:p>
      <text:p text:style-name="P4"><text:s text:c="34"/>Tel. 011623466, <text:s/>Fax. 011623466</text:p>
      <text:p text:style-name="Standard"><text:span text:style-name="T5"><text:s text:c="30"/>Email:<text:s/></text:span><text:a xlink:href="mailto:info@dts.it" office:target-frame-name="_top" xlink:show="replace"><text:span text:style-name="T6">info@dts.it</text:span></text:a><text:span text:style-name="T7">,<text:s/></text:span><text:a xlink:href="http://www.dispositividts.it/" office:target-frame-name="_top" xlink:show="replace"><text:span text:style-name="T8">www.dispositividts.it</text:span></text:a></text:p>
      <text:p text:style-name="P9"><text:s text:c="18"/><text:s text:c="7"/></text:p>
      <text:p text:style-name="P10"><text:s text:c="90"/></text:p>
      <text:p text:style-name="P11"><text:s text:c="94"/>Torino, 12 settembre 2014</text:p>
      <text:p text:style-name="P12"/>
      <text:p text:style-name="P13">Spett. Ditta</text:p>
      <text:p text:style-name="P14">Visconti Alessio</text:p>
      <text:p text:style-name="P15">Corso Garibaldi 16</text:p>
      <text:p text:style-name="P16">731000 LECCE (LE)</text:p>
      <text:p text:style-name="P17"/>
      <text:p text:style-name="P18"/>
      <text:p text:style-name="P19">Oggetto: Richiesta listino</text:p>
      <text:p text:style-name="P20"/>
      <text:p text:style-name="P21"><text:s text:c="11"/>Desideriamo innanzitutto ringraziarvi per la richiesta di informazioni sui <text:s text:c="2"/></text:p>
      <text:p text:style-name="P22"><text:s text:c="11"/>prodotti della D.T.S. Group s.r.l.</text:p>
      <text:p text:style-name="P23"><text:s text:c="11"/>La nostra azienda é specializzata nella fornitura di apparecchiature termiche su <text:s/></text:p>
      <text:p text:style-name="P24"><text:s text:c="11"/>misura, realizzate in base alle esigenze dei nostri clienti ed è questo il punto di <text:s text:c="5"/></text:p>
      <text:p text:style-name="P25"><text:s text:c="11"/>forza e l’origine del nostro successo</text:p>
      <text:p text:style-name="P26"><text:s text:c="11"/>Saremo lieti di contattarvi nelle prossime settimane<text:s/>per un eventuale incontro <text:s text:c="7"/></text:p>
      <text:p text:style-name="P27"><text:s text:c="11"/>e per fornirvi ulteriori dettagli ai fini di un’eventuale collaborazione</text:p>
      <text:p text:style-name="P28"><text:s text:c="12"/>Ringraziandovi nuovamente per l’interesse dimostrato, come da voi richiesto,</text:p>
      <text:p text:style-name="P29"><text:s text:c="12"/>inviamo il listino aggiornato che avrà validità semestrale e che, come potete</text:p>
      <text:p text:style-name="P30"><text:s text:c="11"/>notare, riporta solo modesti ritocchi dei prezzi rispetto al listino precedente</text:p>
      <text:p text:style-name="P31"><text:s text:c="11"/>Ci teniamo a segnalare la presenza sul listino dei seguenti due articoli che,</text:p>
      <text:p text:style-name="P32"><text:s text:c="11"/>incontreranno il vostro interesse</text:p>
      <text:p text:style-name="P33"/>
      <text:p text:style-name="P34"/>
      <text:p text:style-name="P35"><text:s text:c="4"/></text:p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 text:c="14"/>Codice</text:p>
          </table:table-cell>
          <table:table-cell table:style-name="TableCell43">
            <text:p text:style-name="P44"><text:s text:c="10"/>Descrizione</text:p>
          </table:table-cell>
          <table:table-cell table:style-name="TableCell45">
            <text:p text:style-name="P46"><text:s text:c="15"/>Prezzo</text:p>
          </table:table-cell>
        </table:table-row>
        <table:table-row table:style-name="TableRow47">
          <table:table-cell table:style-name="TableCell48">
            <text:p text:style-name="P49">A001</text:p>
          </table:table-cell>
          <table:table-cell table:style-name="TableCell50">
            <text:p text:style-name="P51">Impianto xyz</text:p>
          </table:table-cell>
          <table:table-cell table:style-name="TableCell52">
            <text:p text:style-name="P53">€150,00</text:p>
          </table:table-cell>
        </table:table-row>
        <table:table-row table:style-name="TableRow54">
          <table:table-cell table:style-name="TableCell55">
            <text:p text:style-name="P56">A002</text:p>
          </table:table-cell>
          <table:table-cell table:style-name="TableCell57">
            <text:p text:style-name="P58">Impianto ABC</text:p>
          </table:table-cell>
          <table:table-cell table:style-name="TableCell59">
            <text:p text:style-name="P60">€250,00</text:p>
          </table:table-cell>
        </table:table-row>
      </table:table>
      <text:p text:style-name="P61"><text:s text:c="4"/></text:p>
      <text:p text:style-name="P62"/>
      <text:p text:style-name="P63">Nell’attesa di vostri graditi ordini, vi porghiamo i nostri più distinti saluti.</text:p>
      <text:p text:style-name="P64">Alessandro Gravaglio</text:p>
      <text:p text:style-name="Standard"><text:span text:style-name="T65">Ufficio vendi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èdipagina">Nicola Tessari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ssandro Fuser</dc:creator>
    <meta:creation-date>2018-12-18T08:01:00Z</meta:creation-date>
    <dc:date>2018-12-19T10:59:00Z</dc:date>
    <meta:print-date>2018-12-19T10:59:00Z</meta:print-date>
    <meta:template xlink:href="Normal" xlink:type="simple"/>
    <meta:editing-cycles>3</meta:editing-cycles>
    <meta:editing-duration>PT420S</meta:editing-duration>
    <meta:document-statistic meta:page-count="1" meta:paragraph-count="3" meta:word-count="293" meta:character-count="1963" meta:row-count="13" meta:non-whitespace-character-count="1673"/>
  </office:meta>
</office:document-meta>
</file>